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>
      <style:paragraph-properties fo:margin-left="1.251cm" fo:margin-right="0cm" fo:text-align="justify" style:justify-single-word="false" fo:text-indent="0cm" style:auto-text-indent="false">
        <style:tab-stops/>
      </style:paragraph-properties>
    </style:style>
    <style:style style:name="P3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1.875cm"/>
        </style:tab-stops>
      </style:paragraph-properties>
      <style:text-properties fo:color="#808080" loext:opacity="100%" style:font-name="Tahoma" fo:font-size="7pt" fo:letter-spacing="-0.016cm" style:font-size-asian="7pt" style:font-size-complex="7pt"/>
    </style:style>
    <style:style style:name="P4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5.77cm"/>
        </style:tab-stops>
      </style:paragraph-properties>
      <style:text-properties fo:color="#808080" loext:opacity="100%" style:font-name="Tahoma" fo:font-size="7pt" fo:letter-spacing="-0.016cm" style:font-size-asian="7pt" style:font-size-complex="7pt"/>
    </style:style>
    <style:style style:name="P5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6.003cm"/>
        </style:tab-stops>
      </style:paragraph-properties>
      <style:text-properties fo:color="#808080" loext:opacity="100%" style:font-name="Tahoma" fo:font-size="7pt" fo:letter-spacing="-0.016cm" style:font-size-asian="7pt" style:font-size-complex="7pt"/>
    </style:style>
    <style:style style:name="P6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2.722cm"/>
        </style:tab-stops>
      </style:paragraph-properties>
      <style:text-properties fo:color="#808080" loext:opacity="100%" style:font-name="Tahoma" fo:font-size="7pt" fo:letter-spacing="-0.016cm" style:font-size-asian="7pt" style:font-size-complex="7pt"/>
    </style:style>
    <style:style style:name="P7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/>
      </style:paragraph-properties>
      <style:text-properties fo:color="#808080" loext:opacity="100%" style:font-name="Tahoma" fo:font-size="7pt" fo:letter-spacing="-0.016cm" style:font-size-asian="7pt" style:font-size-complex="7pt"/>
    </style:style>
    <style:style style:name="P8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8.606cm"/>
        </style:tab-stops>
      </style:paragraph-properties>
      <style:text-properties fo:color="#808080" loext:opacity="100%" style:font-name="Tahoma" fo:font-size="7pt" fo:letter-spacing="-0.016cm" style:font-size-asian="7pt" style:font-size-complex="7pt"/>
    </style:style>
    <style:style style:name="P9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5.219cm"/>
        </style:tab-stops>
      </style:paragraph-properties>
      <style:text-properties fo:color="#808080" loext:opacity="100%" style:font-name="Tahoma" fo:font-size="7pt" fo:letter-spacing="-0.016cm" style:font-size-asian="7pt" style:font-size-complex="7pt"/>
    </style:style>
    <style:style style:name="P10" style:family="paragraph" style:parent-style-name="Standard">
      <loext:graphic-properties draw:fill="solid" draw:fill-color="#ffd8ce" draw:opacity="100%"/>
      <style:paragraph-properties fo:margin-left="1.3cm" fo:margin-right="1cm" fo:line-height="150%" fo:text-indent="0cm" style:auto-text-indent="false" fo:background-color="#ffd8ce" fo:padding="0.035cm" fo:border="0.26pt solid #000000" style:shadow="none">
        <style:tab-stops/>
      </style:paragraph-properties>
      <style:text-properties fo:color="#808080" loext:opacity="100%" style:font-name="Tahoma" fo:font-size="7pt" fo:letter-spacing="-0.016cm" style:font-size-asian="7pt" style:font-size-complex="7pt"/>
    </style:style>
    <style:style style:name="P11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3.018cm"/>
        </style:tab-stops>
      </style:paragraph-properties>
      <style:text-properties fo:color="#808080" loext:opacity="100%" style:font-name="Tahoma" fo:font-size="7pt" fo:letter-spacing="-0.016cm" fo:language="pt" fo:country="BR" style:font-size-asian="7pt" style:font-size-complex="7pt"/>
    </style:style>
    <style:style style:name="P12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4.479cm"/>
        </style:tab-stops>
      </style:paragraph-properties>
      <style:text-properties fo:color="#808080" loext:opacity="100%" style:font-name="Tahoma" fo:font-size="7pt" fo:letter-spacing="-0.016cm" fo:language="en" fo:country="US" style:font-size-asian="7pt" style:font-size-complex="7pt"/>
    </style:style>
    <style:style style:name="P13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3.695cm"/>
        </style:tab-stops>
      </style:paragraph-properties>
      <style:text-properties fo:color="#808080" loext:opacity="100%" style:font-name="Tahoma" fo:font-size="7pt" fo:letter-spacing="-0.016cm" fo:language="en" fo:country="US" style:font-size-asian="7pt" style:font-size-complex="7pt"/>
    </style:style>
    <style:style style:name="P14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4.161cm"/>
        </style:tab-stops>
      </style:paragraph-properties>
      <style:text-properties fo:color="#808080" loext:opacity="100%" style:font-name="Tahoma" fo:font-size="7pt" fo:letter-spacing="-0.016cm" fo:language="en" fo:country="US" style:font-size-asian="7pt" style:font-size-complex="7pt"/>
    </style:style>
    <style:style style:name="P15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4.733cm"/>
          <style:tab-stop style:position="4.796cm"/>
        </style:tab-stops>
      </style:paragraph-properties>
      <style:text-properties fo:color="#808080" loext:opacity="100%" style:font-name="Tahoma" fo:font-size="7pt" fo:letter-spacing="-0.016cm" fo:language="en" fo:country="US" style:font-size-asian="7pt" style:font-size-complex="7pt"/>
    </style:style>
    <style:style style:name="P16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6.426cm"/>
        </style:tab-stops>
      </style:paragraph-properties>
      <style:text-properties fo:color="#808080" loext:opacity="100%" style:font-name="Tahoma" fo:font-size="7pt" fo:letter-spacing="-0.016cm" fo:language="en" fo:country="US" style:font-size-asian="7pt" style:font-size-complex="7pt"/>
    </style:style>
    <style:style style:name="P17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6.447cm"/>
        </style:tab-stops>
      </style:paragraph-properties>
      <style:text-properties fo:color="#808080" loext:opacity="100%" style:font-name="Tahoma" fo:font-size="7pt" fo:letter-spacing="-0.016cm" fo:language="en" fo:country="US" style:font-size-asian="7pt" style:font-size-complex="7pt"/>
    </style:style>
    <style:style style:name="P18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3.547cm"/>
        </style:tab-stops>
      </style:paragraph-properties>
      <style:text-properties fo:color="#808080" loext:opacity="100%" style:font-name="Tahoma" fo:font-size="7pt" fo:letter-spacing="-0.016cm" fo:language="en" fo:country="US" style:font-size-asian="7pt" style:font-size-complex="7pt"/>
    </style:style>
    <style:style style:name="P19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5.177cm"/>
        </style:tab-stops>
      </style:paragraph-properties>
      <style:text-properties fo:color="#808080" loext:opacity="100%" style:font-name="Tahoma" fo:font-size="7pt" fo:letter-spacing="-0.016cm" fo:language="en" fo:country="US" style:font-size-asian="7pt" style:font-size-complex="7pt"/>
    </style:style>
    <style:style style:name="P20" style:family="paragraph" style:parent-style-name="Standard">
      <loext:graphic-properties draw:fill="solid" draw:fill-color="#ffd8ce" draw:opacity="100%"/>
      <style:paragraph-properties fo:margin-left="1.3cm" fo:margin-right="1cm" fo:line-height="150%" fo:text-indent="0cm" style:auto-text-indent="false" fo:background-color="#ffd8ce" fo:padding="0.035cm" fo:border="0.26pt solid #000000" style:shadow="none">
        <style:tab-stops/>
      </style:paragraph-properties>
      <style:text-properties fo:color="#808080" loext:opacity="100%" style:font-name="Tahoma" fo:font-size="7pt" fo:letter-spacing="-0.016cm" fo:language="en" fo:country="US" style:font-size-asian="7pt" style:font-size-complex="7pt"/>
    </style:style>
    <style:style style:name="P21" style:family="paragraph" style:parent-style-name="Normal">
      <style:paragraph-properties>
        <style:tab-stops>
          <style:tab-stop style:position="2.921cm"/>
        </style:tab-stops>
      </style:paragraph-properties>
      <style:text-properties style:font-name-complex="Mangal" style:font-size-complex="10.5pt"/>
    </style:style>
    <style:style style:name="P22" style:family="paragraph" style:parent-style-name="Normal">
      <style:paragraph-properties>
        <style:tab-stops>
          <style:tab-stop style:position="3.175cm"/>
        </style:tab-stops>
      </style:paragraph-properties>
      <style:text-properties style:font-name-complex="Mangal" style:font-size-complex="10.5pt"/>
    </style:style>
    <style:style style:name="P23" style:family="paragraph" style:parent-style-name="Normal">
      <style:paragraph-properties>
        <style:tab-stops>
          <style:tab-stop style:position="8.65cm" style:type="center"/>
        </style:tab-stops>
      </style:paragraph-properties>
      <style:text-properties style:font-name-complex="Mangal" style:font-size-complex="10.5pt"/>
    </style:style>
    <style:style style:name="P24" style:family="paragraph" style:parent-style-name="Normal">
      <style:paragraph-properties>
        <style:tab-stops>
          <style:tab-stop style:position="7.07cm"/>
        </style:tab-stops>
      </style:paragraph-properties>
      <style:text-properties style:font-name-complex="Mangal" style:font-size-complex="10.5pt"/>
    </style:style>
    <style:style style:name="P25" style:family="paragraph" style:parent-style-name="Normal">
      <style:paragraph-properties>
        <style:tab-stops>
          <style:tab-stop style:position="7.303cm"/>
        </style:tab-stops>
      </style:paragraph-properties>
      <style:text-properties style:font-name-complex="Mangal" style:font-size-complex="10.5pt"/>
    </style:style>
    <style:style style:name="P26" style:family="paragraph" style:parent-style-name="Normal">
      <style:paragraph-properties>
        <style:tab-stops>
          <style:tab-stop style:position="10.202cm"/>
        </style:tab-stops>
      </style:paragraph-properties>
      <style:text-properties style:font-name-complex="Mangal" style:font-size-complex="10.5pt"/>
    </style:style>
    <style:style style:name="P27" style:family="paragraph" style:parent-style-name="Normal">
      <style:paragraph-properties>
        <style:tab-stops>
          <style:tab-stop style:position="4.022cm"/>
        </style:tab-stops>
      </style:paragraph-properties>
      <style:text-properties style:font-name-complex="Mangal" style:font-size-complex="10.5pt"/>
    </style:style>
    <style:style style:name="P28" style:family="paragraph" style:parent-style-name="Normal">
      <style:paragraph-properties>
        <style:tab-stops>
          <style:tab-stop style:position="9.906cm"/>
        </style:tab-stops>
      </style:paragraph-properties>
      <style:text-properties style:font-name-complex="Mangal" style:font-size-complex="10.5pt"/>
    </style:style>
    <style:style style:name="P29" style:family="paragraph" style:parent-style-name="Normal">
      <style:paragraph-properties>
        <style:tab-stops>
          <style:tab-stop style:position="6.519cm"/>
        </style:tab-stops>
      </style:paragraph-properties>
      <style:text-properties style:font-name-complex="Mangal" style:font-size-complex="10.5pt"/>
    </style:style>
    <style:style style:name="P30" style:family="paragraph" style:parent-style-name="Normal">
      <style:paragraph-properties>
        <style:tab-stops>
          <style:tab-stop style:position="4.318cm"/>
        </style:tab-stops>
      </style:paragraph-properties>
      <style:text-properties fo:language="pt" fo:country="BR" style:font-name-complex="Mangal" style:font-size-complex="10.5pt"/>
    </style:style>
    <style:style style:name="P31" style:family="paragraph" style:parent-style-name="Normal">
      <style:paragraph-properties>
        <style:tab-stops>
          <style:tab-stop style:position="5.779cm"/>
        </style:tab-stops>
      </style:paragraph-properties>
      <style:text-properties fo:language="en" fo:country="US" style:font-name-complex="Mangal" style:font-size-complex="10.5pt"/>
    </style:style>
    <style:style style:name="P32" style:family="paragraph" style:parent-style-name="Normal">
      <style:paragraph-properties>
        <style:tab-stops>
          <style:tab-stop style:position="8.65cm" style:type="center"/>
        </style:tab-stops>
      </style:paragraph-properties>
      <style:text-properties fo:language="en" fo:country="US" style:font-name-complex="Mangal" style:font-size-complex="10.5pt"/>
    </style:style>
    <style:style style:name="P33" style:family="paragraph" style:parent-style-name="Normal">
      <style:paragraph-properties>
        <style:tab-stops>
          <style:tab-stop style:position="4.995cm"/>
        </style:tab-stops>
      </style:paragraph-properties>
      <style:text-properties fo:language="en" fo:country="US" style:font-name-complex="Mangal" style:font-size-complex="10.5pt"/>
    </style:style>
    <style:style style:name="P34" style:family="paragraph" style:parent-style-name="Normal">
      <style:paragraph-properties>
        <style:tab-stops>
          <style:tab-stop style:position="5.461cm"/>
        </style:tab-stops>
      </style:paragraph-properties>
      <style:text-properties fo:language="en" fo:country="US" style:font-name-complex="Mangal" style:font-size-complex="10.5pt"/>
    </style:style>
    <style:style style:name="P35" style:family="paragraph" style:parent-style-name="Normal">
      <style:paragraph-properties>
        <style:tab-stops>
          <style:tab-stop style:position="6.096cm"/>
        </style:tab-stops>
      </style:paragraph-properties>
      <style:text-properties fo:language="en" fo:country="US" style:font-name-complex="Mangal" style:font-size-complex="10.5pt"/>
    </style:style>
    <style:style style:name="P36" style:family="paragraph" style:parent-style-name="Normal">
      <style:paragraph-properties>
        <style:tab-stops>
          <style:tab-stop style:position="7.726cm"/>
        </style:tab-stops>
      </style:paragraph-properties>
      <style:text-properties fo:language="en" fo:country="US" style:font-name-complex="Mangal" style:font-size-complex="10.5pt"/>
    </style:style>
    <style:style style:name="P37" style:family="paragraph" style:parent-style-name="Normal">
      <style:paragraph-properties>
        <style:tab-stops>
          <style:tab-stop style:position="7.747cm"/>
        </style:tab-stops>
      </style:paragraph-properties>
      <style:text-properties fo:language="en" fo:country="US" style:font-name-complex="Mangal" style:font-size-complex="10.5pt"/>
    </style:style>
    <style:style style:name="P38" style:family="paragraph" style:parent-style-name="Normal">
      <style:paragraph-properties>
        <style:tab-stops>
          <style:tab-stop style:position="4.847cm"/>
        </style:tab-stops>
      </style:paragraph-properties>
      <style:text-properties fo:language="en" fo:country="US" style:font-name-complex="Mangal" style:font-size-complex="10.5pt"/>
    </style:style>
    <style:style style:name="P39" style:family="paragraph" style:parent-style-name="Normal">
      <style:paragraph-properties>
        <style:tab-stops>
          <style:tab-stop style:position="6.477cm"/>
        </style:tab-stops>
      </style:paragraph-properties>
      <style:text-properties fo:language="en" fo:country="US" style:font-name-complex="Mangal" style:font-size-complex="10.5pt"/>
    </style:style>
    <style:style style:name="P40" style:family="paragraph" style:parent-style-name="Standard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fo:color="#000000" loext:opacity="100%" style:font-name="Tahoma" fo:font-size="8pt" fo:letter-spacing="-0.016cm" fo:language="en" fo:country="US" style:font-size-asian="8pt" style:font-size-complex="8pt"/>
    </style:style>
    <style:style style:name="P41" style:family="paragraph" style:parent-style-name="Standard">
      <style:paragraph-properties fo:line-height="115%" fo:text-align="justify" style:justify-single-word="false"/>
      <style:text-properties fo:color="#000000" loext:opacity="100%" style:font-name="Tahoma" fo:font-size="8pt" fo:letter-spacing="-0.016cm" fo:language="en" fo:country="US" style:font-size-asian="8pt" style:font-size-complex="8pt"/>
    </style:style>
    <style:style style:name="P42" style:family="paragraph" style:parent-style-name="Standard">
      <style:paragraph-properties fo:line-height="115%" fo:text-align="justify" style:justify-single-word="false"/>
      <style:text-properties fo:color="#000000" loext:opacity="100%" style:font-name="Tahoma" fo:font-size="8pt" fo:letter-spacing="-0.016cm" style:font-size-asian="8pt" style:font-size-complex="8pt"/>
    </style:style>
    <style:style style:name="P43" style:family="paragraph" style:parent-style-name="Standard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fo:color="#000000" loext:opacity="100%" style:font-name="Tahoma" fo:font-size="8pt" fo:letter-spacing="-0.016cm" style:font-size-asian="8pt" style:font-size-complex="8pt"/>
    </style:style>
    <style:style style:name="P44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8.902cm"/>
        </style:tab-stops>
      </style:paragraph-properties>
      <style:text-properties fo:color="#999999" loext:opacity="100%" style:font-name="Tahoma" fo:font-size="8pt" fo:letter-spacing="-0.016cm" style:font-size-asian="8pt" style:font-size-complex="8pt"/>
    </style:style>
    <style:style style:name="P45" style:family="paragraph" style:parent-style-name="Standard">
      <style:paragraph-properties fo:line-height="115%" fo:text-align="justify" style:justify-single-word="false"/>
      <style:text-properties fo:color="#323296" loext:opacity="100%" style:font-name="Arial" fo:font-size="14pt" fo:letter-spacing="-0.016cm" fo:language="en" fo:country="US" fo:font-weight="bold" style:font-size-asian="14pt" style:font-weight-asian="bold" style:font-size-complex="14pt"/>
    </style:style>
    <style:style style:name="P46" style:family="paragraph" style:parent-style-name="Standard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fo:color="#323296" loext:opacity="100%" style:font-name="Arial" fo:font-size="14pt" fo:letter-spacing="-0.016cm" fo:font-weight="bold" style:font-size-asian="14pt" style:font-weight-asian="bold" style:font-size-complex="14pt"/>
    </style:style>
    <style:style style:name="P47" style:family="paragraph" style:parent-style-name="Standard">
      <style:paragraph-properties fo:margin-top="0.21cm" fo:margin-bottom="0cm" style:contextual-spacing="false" fo:line-height="115%" fo:text-align="justify" style:justify-single-word="false"/>
      <style:text-properties fo:color="#323296" loext:opacity="100%" style:font-name="Arial" fo:font-size="14pt" fo:letter-spacing="-0.016cm" fo:font-weight="bold" style:font-size-asian="14pt" style:font-weight-asian="bold" style:font-size-complex="14pt"/>
    </style:style>
    <style:style style:name="P48" style:family="paragraph" style:parent-style-name="Standard" style:master-page-name="MP0">
      <style:paragraph-properties fo:line-height="115%" fo:text-align="justify" style:justify-single-word="false" style:page-number="auto"/>
    </style:style>
    <style:style style:name="P49" style:family="paragraph" style:parent-style-name="Standard">
      <loext:graphic-properties draw:fill="solid" draw:fill-color="#ffd8ce" draw:opacity="100%"/>
      <style:paragraph-properties fo:margin-left="1.3cm" fo:margin-right="1cm" fo:line-height="150%" fo:text-align="justify" style:justify-single-word="false" fo:text-indent="0cm" style:auto-text-indent="false" fo:background-color="#ffd8ce" fo:padding="0.035cm" fo:border="0.26pt solid #000000" style:shadow="none">
        <style:tab-stops>
          <style:tab-stop style:position="4.881cm"/>
        </style:tab-stops>
      </style:paragraph-properties>
      <style:text-properties fo:color="#808080" loext:opacity="100%" style:font-name="Tahoma" fo:font-size="7pt" fo:letter-spacing="-0.016cm" officeooo:paragraph-rsid="00197e1c" style:font-size-asian="7pt" style:font-size-complex="7pt"/>
    </style:style>
    <style:style style:name="T1" style:family="text">
      <style:text-properties fo:color="#323296" loext:opacity="100%" style:font-name="Arial" fo:font-size="14pt" fo:letter-spacing="-0.016cm" fo:font-weight="bold" style:font-size-asian="14pt" style:font-weight-asian="bold" style:font-size-complex="14pt"/>
    </style:style>
    <style:style style:name="T2" style:family="text">
      <style:text-properties fo:color="#000000" loext:opacity="100%" style:font-name="Tahoma" fo:font-size="8pt" fo:letter-spacing="-0.016cm" style:font-size-asian="8pt" style:font-size-complex="8pt"/>
    </style:style>
    <style:style style:name="T3" style:family="text">
      <style:text-properties officeooo:rsid="00197e1c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span text:style-name="Fuente_20_de_20_párrafo_20_predeter."><text:span text:style-name="T1">1.<text:tab/>Base de datos Diamante (1 tabla).</text:span></text:span></text:p>
      <text:section text:style-name="Sect1" text:name="Sect1">
        <text:p text:style-name="P2"><text:span text:style-name="Fuente_20_de_20_párrafo_20_predeter."><text:span text:style-name="T2">Muestra los datos de todos los Diamantes.</text:span></text:span></text:p>
      </text:section>
      <text:section text:style-name="Sect1" text:name="Sect2">
        <text:p text:style-name="P49">SELECT * FROM D<text:span text:style-name="T3">iamante</text:span></text:p>
        <text:p text:style-name="P21"><text:tab/></text:p>
      </text:section>
      <text:section text:style-name="Sect1" text:name="Sect3">
        <text:p text:style-name="P2"><text:span text:style-name="Fuente_20_de_20_párrafo_20_predeter."><text:span text:style-name="T2">Muestra los quilates, tallado y precio de todos los diamantes.</text:span></text:span></text:p>
      </text:section>
      <text:section text:style-name="Sect1" text:name="Sect4">
        <text:p text:style-name="P11">SELECT QUILATES, TALLADO, PRECIO FROM DIAMANTES</text:p>
        <text:p text:style-name="P30"><text:tab/></text:p>
      </text:section>
      <text:section text:style-name="Sect1" text:name="Sect5">
        <text:p text:style-name="P2"><text:span text:style-name="Fuente_20_de_20_párrafo_20_predeter."><text:span text:style-name="T2">Ahora muesta color y precio, sin repetirse.</text:span></text:span></text:p>
      </text:section>
      <text:section text:style-name="Sect1" text:name="Sect6">
        <text:p text:style-name="P12">SELECT DISTINCT COLOR, PRECIO FROM DIAMANTES</text:p>
        <text:p text:style-name="P31"><text:tab/></text:p>
      </text:section>
      <text:section text:style-name="Sect1" text:name="Sect7">
        <text:p text:style-name="P2"><text:span text:style-name="Fuente_20_de_20_párrafo_20_predeter."><text:span text:style-name="T2">Muestra quilates y tallado sin repetirse.</text:span></text:span></text:p>
      </text:section>
      <text:section text:style-name="Sect1" text:name="Sect8">
        <text:p text:style-name="P20">SELECT DISTINCT QUITATES, TALLADO FROM DIAMANTES</text:p>
        <text:p text:style-name="P32"><text:tab/></text:p>
      </text:section>
      <text:section text:style-name="Sect1" text:name="Sect9">
        <text:p text:style-name="P40"/>
        <text:p text:style-name="P1"><text:span text:style-name="Fuente_20_de_20_párrafo_20_predeter."><text:span text:style-name="T1">2.<text:tab/>Base de datos Recetas de cocina (1 tablas).</text:span></text:span></text:p>
      </text:section>
      <text:section text:style-name="Sect1" text:name="Sect10">
        <text:p text:style-name="P2"><text:span text:style-name="Fuente_20_de_20_párrafo_20_predeter."><text:span text:style-name="T2">Muestra todas las recetas.</text:span></text:span></text:p>
      </text:section>
      <text:section text:style-name="Sect1" text:name="Sect11">
        <text:p text:style-name="P3">SELECT * FROM RECETAS</text:p>
        <text:p text:style-name="P22"><text:tab/></text:p>
      </text:section>
      <text:section text:style-name="Sect1" text:name="Sect12">
        <text:p text:style-name="P2"><text:span text:style-name="Fuente_20_de_20_párrafo_20_predeter."><text:span text:style-name="T2">Muestra las categorías de las recetas sin repetirse.</text:span></text:span></text:p>
      </text:section>
      <text:section text:style-name="Sect1" text:name="Sect13">
        <text:p text:style-name="P13">SELECT DISTINCT CATEGORIAS FROM RECETAS</text:p>
        <text:p text:style-name="P33"><text:tab/></text:p>
      </text:section>
      <text:section text:style-name="Sect1" text:name="Sect14">
        <text:p text:style-name="P2"><text:span text:style-name="Fuente_20_de_20_párrafo_20_predeter."><text:span text:style-name="T2">Muestra los comensales para los que están diseñadas todas las recetas, sin repetirse.</text:span></text:span></text:p>
      </text:section>
      <text:section text:style-name="Sect1" text:name="Sect15">
        <text:p text:style-name="P14">SELECT DISTINCT COMENSALES FROM RECETAS</text:p>
        <text:p text:style-name="P34"><text:tab/></text:p>
      </text:section>
      <text:section text:style-name="Sect1" text:name="Sect16">
        <text:p text:style-name="P2"><text:span text:style-name="Fuente_20_de_20_párrafo_20_predeter."><text:span text:style-name="T2">Muestra los nombres de las recetas y su valoración.</text:span></text:span></text:p>
      </text:section>
      <text:section text:style-name="Sect1" text:name="Sect17">
        <text:p text:style-name="P10">SELECT NOMBRES, VALORACION FROM RECETAS</text:p>
        <text:p text:style-name="P23"><text:tab/></text:p>
      </text:section>
      <text:section text:style-name="Sect1" text:name="Sect18">
        <text:p text:style-name="P42"/>
        <text:p text:style-name="P1"><text:span text:style-name="Fuente_20_de_20_párrafo_20_predeter."><text:span text:style-name="T1">3.<text:tab/>Base de datos Titanic (1 tablas).</text:span></text:span></text:p>
      </text:section>
      <text:section text:style-name="Sect1" text:name="Sect19">
        <text:p text:style-name="P2"><text:span text:style-name="Fuente_20_de_20_párrafo_20_predeter."><text:span text:style-name="T2">Muestra la información de todos los pasajeros.</text:span></text:span></text:p>
      </text:section>
      <text:section text:style-name="Sect1" text:name="Sect20">
        <text:p text:style-name="P4">SELECT PASAJEROS FROM TITANIC</text:p>
        <text:p text:style-name="P24"><text:tab/></text:p>
      </text:section>
      <text:section text:style-name="Sect1" text:name="Sect21">
        <text:p text:style-name="P43">Muestra todas las cabinas del Titanic sin repetición.</text:p>
      </text:section>
      <text:section text:style-name="Sect1" text:name="Sect22">
        <text:p text:style-name="P5">SELECT DISTINCT CABINAS FROM TITANIC</text:p>
        <text:p text:style-name="P25"><text:tab/></text:p>
      </text:section>
      <text:section text:style-name="Sect1" text:name="Sect23">
        <text:p text:style-name="P43">Muestra las edades de los pasajeros.</text:p>
      </text:section>
      <text:section text:style-name="Sect1" text:name="Sect24">
        <text:p text:style-name="P44">SELECT EDAD FROM PASAJEROS</text:p>
        <text:p text:style-name="P26"><text:tab/></text:p>
      </text:section>
      <text:section text:style-name="Sect1" text:name="Sect25">
        <text:p text:style-name="P43">Muestra el nombre de los pasajeros, su ticket de embarque, la tarifa y el puerto desde el que embarcó.</text:p>
      </text:section>
      <text:section text:style-name="Sect1" text:name="Sect26">
        <text:p text:style-name="P6"><text:tab/>SELECT NOMBRE, TICKET, TARIFA, EMBARQUE FROM PASAJEROS</text:p>
        <text:p text:style-name="P27"><text:tab/></text:p>
      </text:section>
      <text:section text:style-name="Sect1" text:name="Sect27">
        <text:p text:style-name="P42"/>
        <text:p text:style-name="P1"><text:span text:style-name="Fuente_20_de_20_párrafo_20_predeter."><text:span text:style-name="T1">4.<text:tab/>Base de datos Covid (2 tablas).</text:span></text:span></text:p>
      </text:section>
      <text:section text:style-name="Sect1" text:name="Sect28">
        <text:p text:style-name="P43">Muestra la información de la tabla Población.</text:p>
      </text:section>
      <text:section text:style-name="Sect1" text:name="Sect29">
        <text:p text:style-name="P15">SELECT POBLACION FROM COVID PROVINCIA</text:p>
        <text:p text:style-name="P35"><text:tab/></text:p>
      </text:section>
      <text:section text:style-name="Sect1" text:name="Sect30">
        <text:p text:style-name="P43">Muestra la información de la tabla DatosCovid.</text:p>
      </text:section>
      <text:section text:style-name="Sect1" text:name="Sect31">
        <text:p text:style-name="P16">SELECT DATOSCOVID FROM COVID PROVINCIA</text:p>
        <text:p text:style-name="P36"><text:tab/></text:p>
      </text:section>
      <text:section text:style-name="Sect1" text:name="Sect32">
        <text:p text:style-name="P43">Muestra los valores de las distintas pruebas de covid, pero que dichos valores sean únicos.</text:p>
      </text:section>
      <text:section text:style-name="Sect1" text:name="Sect33">
        <text:p text:style-name="P7"/>
      </text:section>
      <text:section text:style-name="Sect1" text:name="Sect34">
        <text:p text:style-name="P43">Muestra las provincias y las fechas de las pruebas, sin repetición.</text:p>
      </text:section>
      <text:section text:style-name="Sect1" text:name="Sect35">
        <text:p text:style-name="P17">SELECT DISTINCT PROV_ISO, FECHA, FROM COVID</text:p>
        <text:p text:style-name="P37"><text:soft-page-break/><text:tab/></text:p>
      </text:section>
      <text:section text:style-name="Sect1" text:name="Sect36">
        <text:p text:style-name="P41"/>
        <text:p text:style-name="P1"><text:span text:style-name="Fuente_20_de_20_párrafo_20_predeter."><text:span text:style-name="T1">5.<text:tab/>Base de datos Concellos de Galicia (3 tablas).</text:span></text:span></text:p>
      </text:section>
      <text:section text:style-name="Sect1" text:name="Sect37">
        <text:p text:style-name="P2"><text:span text:style-name="Fuente_20_de_20_párrafo_20_predeter."><text:span text:style-name="T2">Muesta la información de la tabla Poblacion de la base de datos de Existencia.</text:span></text:span></text:p>
      </text:section>
      <text:section text:style-name="Sect1" text:name="Sect38">
        <text:p text:style-name="P8">SELECT POBLACION FROM CONVELLOSGALICIA DEBILIDADEXISTENCIA</text:p>
        <text:p text:style-name="P28"><text:tab/></text:p>
      </text:section>
      <text:section text:style-name="Sect1" text:name="Sect39">
        <text:p text:style-name="P2"><text:span text:style-name="Fuente_20_de_20_párrafo_20_predeter."><text:span text:style-name="T2">Muestra los nombres de los Concellos y su Superficiede la base de datos de Existencia.</text:span></text:span></text:p>
      </text:section>
      <text:section text:style-name="Sect1" text:name="Sect40">
        <text:p text:style-name="P18">SELECT CONCELLO, SUPERFICIE, FROM CONCELLOSGALICIA</text:p>
        <text:p text:style-name="P38"><text:tab/></text:p>
      </text:section>
      <text:section text:style-name="Sect1" text:name="Sect41">
        <text:p text:style-name="P43">Muesta la información de la tabla Poblacion de la base de datos de Identificador.</text:p>
      </text:section>
      <text:section text:style-name="Sect1" text:name="Sect42">
        <text:p text:style-name="P10">SELECT POBLACION FROM CONCELLOSGALICIA DEBILIDADIDENTIFICADOR</text:p>
        <text:p text:style-name="P23"><text:tab/></text:p>
      </text:section>
      <text:section text:style-name="Sect1" text:name="Sect43">
        <text:p text:style-name="P43">Muestra los nombres de los Concellos y su Superficiede la base de datos de Identificador.</text:p>
      </text:section>
      <text:section text:style-name="Sect1" text:name="Sect44">
        <text:p text:style-name="P19">SELECT NOMBRE, SUPERFICIE, FROM CONCELLOSGALICIA</text:p>
        <text:p text:style-name="P39"><text:tab/></text:p>
      </text:section>
      <text:section text:style-name="Sect1" text:name="Sect45">
        <text:p text:style-name="P45"/>
        <text:p text:style-name="P1"><text:span text:style-name="Fuente_20_de_20_párrafo_20_predeter."><text:span text:style-name="T1">6.<text:tab/>Base de datos NBA (4 tablas).</text:span></text:span></text:p>
      </text:section>
      <text:section text:style-name="Sect1" text:name="Sect46">
        <text:p text:style-name="P2"><text:span text:style-name="Fuente_20_de_20_párrafo_20_predeter."><text:span text:style-name="T2">Muestra todas las tablas de la base de datos NBA.</text:span></text:span></text:p>
      </text:section>
      <text:section text:style-name="Sect1" text:name="Sect47">
        <text:p text:style-name="P9"><text:tab/>SELECT FROM NBA</text:p>
        <text:p text:style-name="P29"><text:tab/></text:p>
      </text:section>
      <text:section text:style-name="Sect1" text:name="Sect48">
        <text:p text:style-name="P2"><text:span text:style-name="Fuente_20_de_20_párrafo_20_predeter."><text:span text:style-name="T2">Muestra todos los datos de cada tabla Equipos.</text:span></text:span></text:p>
      </text:section>
      <text:section text:style-name="Sect1" text:name="Sect49">
        <text:p text:style-name="P7"/>
      </text:section>
      <text:section text:style-name="Sect1" text:name="Sect50">
        <text:p text:style-name="P2"><text:span text:style-name="Fuente_20_de_20_párrafo_20_predeter."><text:span text:style-name="T2">Muestra el nombre, procedencia y equipo de cada Jugador.</text:span></text:span></text:p>
      </text:section>
      <text:section text:style-name="Sect1" text:name="Sect51">
        <text:p text:style-name="P7"/>
      </text:section>
      <text:section text:style-name="Sect1" text:name="Sect52">
        <text:p text:style-name="P2"><text:span text:style-name="Fuente_20_de_20_párrafo_20_predeter."><text:span text:style-name="T2">Muestra el número de tapones por partido de cada jugador y temporada de la tabla Estadísticas.</text:span></text:span></text:p>
      </text:section>
      <text:section text:style-name="Sect1" text:name="Sect53">
        <text:p text:style-name="P7"/>
      </text:section>
      <text:section text:style-name="Sect1" text:name="Sect54">
        <text:p text:style-name="P46"/>
        <text:p text:style-name="P1"><text:span text:style-name="Fuente_20_de_20_párrafo_20_predeter."><text:span text:style-name="T1">7.<text:tab/>Base de datos Jardinería (8 tablas).</text:span></text:span></text:p>
      </text:section>
      <text:section text:style-name="Sect1" text:name="Sect55">
        <text:p text:style-name="P2"><text:span text:style-name="Fuente_20_de_20_párrafo_20_predeter."><text:span text:style-name="T2">Muestra el nombre del cliente y el nombre completo del contacto.</text:span></text:span></text:p>
      </text:section>
      <text:section text:style-name="Sect1" text:name="Sect56">
        <text:p text:style-name="P10"/>
      </text:section>
      <text:section text:style-name="Sect1" text:name="Sect57">
        <text:p text:style-name="P2"><text:span text:style-name="Fuente_20_de_20_párrafo_20_predeter."><text:span text:style-name="T2">Muestra los detalles de todos los productos contenidos en la tabla detalle_pedido.</text:span></text:span></text:p>
      </text:section>
      <text:section text:style-name="Sect1" text:name="Sect58">
        <text:p text:style-name="P7"/>
      </text:section>
      <text:section text:style-name="Sect1" text:name="Sect59">
        <text:p text:style-name="P2"><text:span text:style-name="Fuente_20_de_20_párrafo_20_predeter."><text:span text:style-name="T2">Muestra el nombre, apellidos, email y puesto de cada empleado.</text:span></text:span></text:p>
      </text:section>
      <text:section text:style-name="Sect1" text:name="Sect60">
        <text:p text:style-name="P7"/>
      </text:section>
      <text:section text:style-name="Sect1" text:name="Sect61">
        <text:p text:style-name="P2"><text:span text:style-name="Fuente_20_de_20_párrafo_20_predeter."><text:span text:style-name="T2">Muestra el tipo de gama de producto y su descripción.</text:span></text:span></text:p>
      </text:section>
      <text:section text:style-name="Sect1" text:name="Sect62">
        <text:p text:style-name="P7"/>
        <text:p text:style-name="P43"/>
        <text:p text:style-name="P47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name-asian="Tahoma" style:font-family-asian="Tahoma" style:font-family-generic-asian="swiss" style:font-pitch-asian="variable" style:font-size-asian="6pt" style:font-name-complex="Tahoma" style:font-family-complex="Tahoma" style:font-family-generic-complex="swiss" style:font-pitch-complex="variable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creation-date>2016-07-31T11:10:00Z</meta:creation-date>
    <dc:date>2023-02-02T21:37:58.217000000</dc:date>
    <meta:editing-cycles>648</meta:editing-cycles>
    <meta:editing-duration>PT16H23M27S</meta:editing-duration>
    <meta:document-statistic meta:table-count="0" meta:image-count="0" meta:object-count="0" meta:page-count="2" meta:paragraph-count="75" meta:word-count="441" meta:character-count="2815" meta:non-whitespace-character-count="2407"/>
    <meta:template xlink:type="simple" xlink:actuate="onRequest" xlink:title="" xlink:href="Normal.dotm"/>
  </office:meta>
</office:document-meta>
</file>